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Web" style:master-page-name="MP0" style:family="paragraph">
      <style:paragraph-properties fo:break-before="page" fo:text-align="center" fo:margin-top="0in" fo:margin-bottom="0in" fo:background-color="#FFFFFF">
        <style:background-fill draw:fill="solid" draw:fill-color="#FFFFFF"/>
      </style:paragraph-properties>
      <style:text-properties fo:letter-spacing="0.002in"/>
    </style:style>
    <style:style style:name="P2" style:parent-style-name="NormalWeb" style:family="paragraph">
      <style:paragraph-properties fo:margin-top="0in" fo:margin-bottom="0in" fo:background-color="#FFFFFF">
        <style:background-fill draw:fill="solid" draw:fill-color="#FFFFFF"/>
      </style:paragraph-properties>
    </style:style>
    <style:style style:name="P3" style:parent-style-name="NormalWeb" style:family="paragraph">
      <style:paragraph-properties fo:margin-top="0in" fo:margin-bottom="0in" fo:background-color="#FFFFFF">
        <style:background-fill draw:fill="solid" draw:fill-color="#FFFFFF"/>
      </style:paragraph-properties>
    </style:style>
    <style:style style:name="P4" style:parent-style-name="NormalWeb" style:family="paragraph">
      <style:paragraph-properties fo:text-align="center" fo:margin-top="0in" fo:margin-bottom="0in" fo:background-color="#FFFFFF">
        <style:background-fill draw:fill="solid" draw:fill-color="#FFFFFF"/>
      </style:paragraph-properties>
    </style:style>
    <style:style style:name="P5" style:parent-style-name="NormalWeb" style:family="paragraph">
      <style:paragraph-properties fo:margin-top="0in" fo:margin-bottom="0in" fo:background-color="#FFFFFF">
        <style:background-fill draw:fill="solid" draw:fill-color="#FFFFFF"/>
      </style:paragraph-properties>
    </style:style>
    <style:style style:name="P6" style:parent-style-name="NormalWeb" style:family="paragraph">
      <style:paragraph-properties fo:margin-top="0in" fo:margin-bottom="0in" fo:background-color="#FFFFFF">
        <style:background-fill draw:fill="solid" draw:fill-color="#FFFFFF"/>
      </style:paragraph-properties>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P9" style:parent-style-name="NormalWeb" style:family="paragraph">
      <style:paragraph-properties fo:margin-top="0in" fo:margin-bottom="0in" fo:background-color="#FFFFFF">
        <style:background-fill draw:fill="solid" draw:fill-color="#FFFFFF"/>
      </style:paragraph-properties>
      <style:text-properties fo:font-style="italic" style:font-style-asian="italic" style:font-style-complex="italic"/>
    </style:style>
    <style:style style:name="P10" style:parent-style-name="NormalWeb" style:family="paragraph">
      <style:paragraph-properties fo:margin-top="0in" fo:margin-bottom="0in" fo:background-color="#FFFFFF">
        <style:background-fill draw:fill="solid" draw:fill-color="#FFFFFF"/>
      </style:paragraph-properties>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fo:background-color="#FFFFFF"/>
    </style:style>
    <style:style style:name="T13" style:parent-style-name="DefaultParagraphFont" style:family="text">
      <style:text-properties fo:font-style="italic" style:font-style-asian="italic" style:font-style-complex="italic"/>
    </style:style>
    <style:style style:name="P14" style:parent-style-name="NormalWeb" style:family="paragraph">
      <style:paragraph-properties fo:margin-top="0in" fo:margin-bottom="0in" fo:margin-left="0.5in" fo:background-color="#FFFFFF">
        <style:tab-stops/>
        <style:background-fill draw:fill="solid" draw:fill-color="#FFFFFF"/>
      </style:paragraph-properties>
    </style:style>
    <style:style style:name="P15" style:parent-style-name="NormalWeb" style:family="paragraph">
      <style:paragraph-properties fo:margin-top="0in" fo:margin-bottom="0in" fo:background-color="#FFFFFF">
        <style:background-fill draw:fill="solid" draw:fill-color="#FFFFFF"/>
      </style:paragraph-properties>
    </style:style>
    <style:style style:name="P16" style:parent-style-name="NormalWeb" style:family="paragraph">
      <style:paragraph-properties fo:text-align="center" fo:margin-top="0in" fo:margin-bottom="0in" fo:background-color="#FFFFFF">
        <style:background-fill draw:fill="solid" draw:fill-color="#FFFFFF"/>
      </style:paragraph-properties>
    </style:style>
    <style:style style:name="P17" style:parent-style-name="NormalWeb" style:family="paragraph">
      <style:paragraph-properties fo:margin-top="0in" fo:margin-bottom="0in" fo:background-color="#FFFFFF">
        <style:background-fill draw:fill="solid" draw:fill-color="#FFFFFF"/>
      </style:paragraph-properties>
    </style:style>
    <style:style style:name="P18" style:parent-style-name="NormalWeb" style:family="paragraph">
      <style:paragraph-properties fo:margin-top="0in" fo:margin-bottom="0in" fo:background-color="#FFFFFF">
        <style:background-fill draw:fill="solid" draw:fill-color="#FFFFFF"/>
      </style:paragraph-properties>
    </style:style>
    <style:style style:name="T19" style:parent-style-name="DefaultParagraphFont" style:family="text">
      <style:text-properties fo:background-color="#FFFFFF"/>
    </style:style>
    <style:style style:name="T20" style:parent-style-name="DefaultParagraphFont" style:family="text">
      <style:text-properties fo:background-color="#FFFFFF"/>
    </style:style>
    <style:style style:name="T21" style:parent-style-name="DefaultParagraphFont" style:family="text">
      <style:text-properties style:text-position="super 66.6%" fo:background-color="#FFFFFF"/>
    </style:style>
    <style:style style:name="T22" style:parent-style-name="DefaultParagraphFont" style:family="text">
      <style:text-properties fo:background-color="#FFFFFF"/>
    </style:style>
    <style:style style:name="T23" style:parent-style-name="DefaultParagraphFont" style:family="text">
      <style:text-properties fo:background-color="#FFFFFF"/>
    </style:style>
    <style:style style:name="T24" style:parent-style-name="DefaultParagraphFont" style:family="text">
      <style:text-properties style:text-position="super 66.6%" fo:background-color="#FFFFFF"/>
    </style:style>
    <style:style style:name="T25" style:parent-style-name="DefaultParagraphFont" style:family="text">
      <style:text-properties fo:background-color="#FFFFFF"/>
    </style:style>
    <style:style style:name="P26" style:parent-style-name="NormalWeb" style:family="paragraph">
      <style:paragraph-properties fo:margin-top="0in" fo:margin-bottom="0in" fo:background-color="#FFFFFF">
        <style:background-fill draw:fill="solid" draw:fill-color="#FFFFFF"/>
      </style:paragraph-properties>
    </style:style>
    <style:style style:name="P27" style:parent-style-name="NormalWeb" style:family="paragraph">
      <style:paragraph-properties fo:margin-top="0in" fo:margin-bottom="0in" fo:background-color="#FFFFFF">
        <style:background-fill draw:fill="solid" draw:fill-color="#FFFFFF"/>
      </style:paragraph-properties>
    </style:style>
    <style:style style:name="P28" style:parent-style-name="NormalWeb" style:family="paragraph">
      <style:paragraph-properties fo:margin-top="0in" fo:margin-bottom="0in" fo:background-color="#FFFFFF">
        <style:background-fill draw:fill="solid" draw:fill-color="#FFFFFF"/>
      </style:paragraph-properties>
    </style:style>
    <style:style style:name="T29" style:parent-style-name="DefaultParagraphFont" style:family="text">
      <style:text-properties fo:font-style="italic" style:font-style-asian="italic" style:font-style-complex="italic"/>
    </style:style>
    <style:style style:name="P30" style:parent-style-name="NormalWeb" style:family="paragraph">
      <style:paragraph-properties fo:margin-top="0in" fo:margin-bottom="0in" fo:background-color="#FFFFFF">
        <style:background-fill draw:fill="solid" draw:fill-color="#FFFFFF"/>
      </style:paragraph-properties>
    </style:style>
    <style:style style:name="P31" style:parent-style-name="NormalWeb" style:family="paragraph">
      <style:paragraph-properties fo:margin-top="0in" fo:margin-bottom="0in" fo:background-color="#FFFFFF">
        <style:background-fill draw:fill="solid" draw:fill-color="#FFFFFF"/>
      </style:paragraph-properties>
    </style:style>
    <style:style style:name="T32" style:parent-style-name="DefaultParagraphFont" style:family="text">
      <style:text-properties fo:font-style="italic" style:font-style-asian="italic" style:font-style-complex="italic"/>
    </style:style>
    <style:style style:name="P33" style:parent-style-name="NormalWeb" style:family="paragraph">
      <style:paragraph-properties fo:text-align="center" fo:margin-top="0in" fo:margin-bottom="0in" fo:background-color="#FFFFFF">
        <style:background-fill draw:fill="solid" draw:fill-color="#FFFFFF"/>
      </style:paragraph-properties>
    </style:style>
    <style:style style:name="P34" style:parent-style-name="NormalWeb" style:family="paragraph">
      <style:paragraph-properties fo:text-align="center" fo:margin-top="0in" fo:margin-bottom="0in" fo:background-color="#FFFFFF">
        <style:background-fill draw:fill="solid" draw:fill-color="#FFFFFF"/>
      </style:paragraph-properties>
    </style:style>
    <style:style style:name="P35" style:parent-style-name="NormalWeb" style:family="paragraph">
      <style:paragraph-properties fo:margin-top="0in" fo:margin-bottom="0in" fo:background-color="#FFFFFF">
        <style:background-fill draw:fill="solid" draw:fill-color="#FFFFFF"/>
      </style:paragraph-properties>
    </style:style>
    <style:style style:name="P36" style:parent-style-name="NormalWeb" style:family="paragraph">
      <style:paragraph-properties fo:margin-top="0in" fo:margin-bottom="0in" fo:background-color="#FFFFFF">
        <style:background-fill draw:fill="solid" draw:fill-color="#FFFFFF"/>
      </style:paragraph-properties>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P40" style:parent-style-name="NormalWeb" style:family="paragraph">
      <style:paragraph-properties fo:margin-top="0in" fo:margin-bottom="0in" fo:background-color="#FFFFFF">
        <style:background-fill draw:fill="solid" draw:fill-color="#FFFFFF"/>
      </style:paragraph-properties>
      <style:text-properties fo:font-style="italic" style:font-style-asian="italic" style:font-style-complex="italic"/>
    </style:style>
    <style:style style:name="P41" style:parent-style-name="NormalWeb" style:family="paragraph">
      <style:paragraph-properties fo:margin-top="0in" fo:margin-bottom="0in" fo:background-color="#FFFFFF">
        <style:background-fill draw:fill="solid" draw:fill-color="#FFFFFF"/>
      </style:paragraph-properties>
    </style:style>
    <style:style style:name="P42" style:parent-style-name="NormalWeb" style:family="paragraph">
      <style:paragraph-properties fo:margin-top="0in" fo:margin-bottom="0in" fo:background-color="#FFFFFF">
        <style:background-fill draw:fill="solid" draw:fill-color="#FFFFFF"/>
      </style:paragraph-properties>
    </style:style>
    <style:style style:name="P43" style:parent-style-name="NormalWeb" style:family="paragraph">
      <style:paragraph-properties fo:margin-top="0in" fo:margin-bottom="0in" fo:background-color="#FFFFFF">
        <style:background-fill draw:fill="solid" draw:fill-color="#FFFFFF"/>
      </style:paragraph-properties>
    </style:style>
    <style:style style:name="P44" style:parent-style-name="NormalWeb" style:family="paragraph">
      <style:paragraph-properties fo:margin-top="0in" fo:margin-bottom="0in" fo:background-color="#FFFFFF">
        <style:background-fill draw:fill="solid" draw:fill-color="#FFFFFF"/>
      </style:paragraph-properties>
    </style:style>
    <style:style style:name="P45" style:parent-style-name="NormalWeb" style:family="paragraph">
      <style:paragraph-properties fo:text-align="center" fo:margin-top="0in" fo:margin-bottom="0in" fo:background-color="#FFFFFF">
        <style:background-fill draw:fill="solid" draw:fill-color="#FFFFFF"/>
      </style:paragraph-properties>
    </style:style>
    <style:style style:name="P46" style:parent-style-name="NormalWeb" style:family="paragraph">
      <style:paragraph-properties fo:margin-top="0in" fo:margin-bottom="0in" fo:background-color="#FFFFFF">
        <style:background-fill draw:fill="solid" draw:fill-color="#FFFFFF"/>
      </style:paragraph-properties>
    </style:style>
    <style:style style:name="P47" style:parent-style-name="NormalWeb" style:family="paragraph">
      <style:paragraph-properties fo:margin-top="0in" fo:margin-bottom="0in" fo:background-color="#FFFFFF">
        <style:background-fill draw:fill="solid" draw:fill-color="#FFFFFF"/>
      </style:paragraph-properties>
    </style:style>
    <style:style style:name="P48" style:parent-style-name="Normal" style:family="paragraph">
      <style:text-properties style:font-name="Times New Roman" fo:font-size="12pt" style:font-size-asian="12pt" style:font-size-complex="12pt"/>
    </style:style>
    <style:style style:name="P49" style:parent-style-name="Normal" style:family="paragraph">
      <style:text-properties style:font-name="Times New Roman" fo:font-size="12pt" style:font-size-asian="12pt" style:font-size-complex="12pt"/>
    </style:style>
    <style:style style:name="P50" style:parent-style-name="Normal" style:family="paragraph">
      <style:text-properties style:font-name="Times New Roman" fo:font-size="12pt" style:font-size-asian="12pt" style:font-size-complex="12pt"/>
    </style:style>
    <style:style style:name="P51" style:parent-style-name="Normal" style:family="paragraph">
      <style:text-properties style:font-name="Times New Roman" fo:font-size="12pt" style:font-size-asian="12pt" style:font-size-complex="12pt"/>
    </style:style>
    <style:style style:name="P52" style:parent-style-name="Normal" style:family="paragraph">
      <style:text-properties style:font-name="Times New Roman" fo:font-size="12pt" style:font-size-asian="12pt" style:font-size-complex="12pt"/>
    </style:style>
    <style:style style:name="P53" style:parent-style-name="Normal" style:family="paragraph">
      <style:text-properties style:font-name="Times New Roman" fo:font-size="12pt" style:font-size-asian="12pt" style:font-size-complex="12pt"/>
    </style:style>
    <style:style style:name="P54" style:parent-style-name="Normal" style:family="paragraph">
      <style:text-properties style:font-name="Times New Roman" fo:font-size="12pt" style:font-size-asian="12pt" style:font-size-complex="12pt"/>
    </style:style>
    <style:style style:name="P55" style:parent-style-name="Normal" style:family="paragraph">
      <style:text-properties style:font-name="Times New Roman" fo:font-size="12pt" style:font-size-asian="12pt" style:font-size-complex="12pt"/>
    </style:style>
    <style:style style:name="P56" style:parent-style-name="Normal" style:family="paragraph">
      <style:text-properties style:font-name="Times New Roman" fo:font-size="12pt" style:font-size-asian="12pt" style:font-size-complex="12pt"/>
    </style:style>
    <style:style style:name="P57" style:parent-style-name="Normal" style:family="paragraph">
      <style:text-properties style:font-name="Times New Roman" fo:font-size="12pt" style:font-size-asian="12pt" style:font-size-complex="12pt"/>
    </style:style>
    <style:style style:name="T58" style:parent-style-name="DefaultParagraphFont" style:family="text">
      <style:text-properties style:font-name="Times New Roman" fo:font-size="12pt" style:font-size-asian="12pt" style:font-size-complex="12pt" fo:background-color="#FFFFFF"/>
    </style:style>
    <style:style style:name="T59" style:parent-style-name="DefaultParagraphFont" style:family="text">
      <style:text-properties style:font-name="Times New Roman" fo:font-style="italic" style:font-style-asian="italic" style:font-style-complex="italic" fo:font-size="12pt" style:font-size-asian="12pt" style:font-size-complex="12pt" fo:background-color="#FFFFFF"/>
    </style:style>
    <style:style style:name="T60" style:parent-style-name="DefaultParagraphFont" style:family="text">
      <style:text-properties style:font-name="Times New Roman" fo:font-size="12pt" style:font-size-asian="12pt" style:font-size-complex="12pt" fo:background-color="#FFFFFF"/>
    </style:style>
    <style:style style:name="P61" style:parent-style-name="Normal" style:family="paragraph">
      <style:text-properties style:font-name="Times New Roman" fo:font-size="12pt" style:font-size-asian="12pt" style:font-size-complex="12pt"/>
    </style:style>
    <style:style style:name="P62" style:parent-style-name="Normal" style:family="paragraph">
      <style:text-properties style:font-name="Times New Roman" fo:font-size="12pt" style:font-size-asian="12pt" style:font-size-complex="12pt"/>
    </style:style>
    <style:style style:name="P63" style:parent-style-name="Normal" style:family="paragraph">
      <style:text-properties style:font-name="Times New Roman" fo:font-size="12pt" style:font-size-asian="12pt" style:font-size-complex="12pt"/>
    </style:style>
    <style:style style:name="T64" style:parent-style-name="DefaultParagraphFont" style:family="text">
      <style:text-properties style:font-name="Times New Roman" fo:font-size="12pt" style:font-size-asian="12pt" style:font-size-complex="12pt"/>
    </style:style>
    <style:style style:name="T65" style:parent-style-name="Hyperlink" style:family="text">
      <style:text-properties style:font-name="Times New Roman" style:use-window-font-color="true" fo:font-size="12pt" style:font-size-asian="12pt" style:font-size-complex="12pt"/>
    </style:style>
    <style:style style:name="T66" style:parent-style-name="DefaultParagraphFont" style:family="text">
      <style:text-properties style:font-name="Times New Roman" fo:font-size="12pt" style:font-size-asian="12pt" style:font-size-complex="12pt"/>
    </style:style>
    <style:style style:name="P67" style:parent-style-name="Normal" style:family="paragraph">
      <style:text-properties style:font-name="Times New Roman" fo:font-size="12pt" style:font-size-asian="12pt" style:font-size-complex="12pt"/>
    </style:style>
  </office:automatic-styles>
  <office:body>
    <office:text text:use-soft-page-breaks="true">
      <text:p text:style-name="P1">Option 1</text:p>
      <text:p text:style-name="P2">In a 1000 (+/- 10%) word essay, evaluate this case.<text:s/></text:p>
      <text:p text:style-name="P3"/>
      <text:p text:style-name="P4">What is the background to this case?</text:p>
      <text:p text:style-name="P5"/>
      <text:p text:style-name="P6">In this analysis Police departments, judges, and municipalities are increasingly using data analytics in different aspects of the policing process. They unfairly make arrests, housing inmates, as well as judging under false convictions and allowed use of false evidence to reduce costs, while using it as an excuse to increase bias so that they can speed up the judicial process in sentencing through prejudice. <text:s/>This is a common problem in the world and sparks more racism, bias, and push for riots and in turn damages communities and the reputation of specific groups and the police due to this small vocal minority. Equivalent is a software for “justice” company,<text:s/><text:span text:style-name="T7">“it provides information on a variety of well validated risk and need factors designed to aid in correctional intervention to decrease the likelihood that offenders will reoffend”.</text:span><text:s/>(Larson, Jeff and Angwin, Julia, 2017, 5 April).<text:span text:style-name="T8"><text:s text:c="2"/></text:span></text:p>
      <text:p text:style-name="P9"/>
      <text:p text:style-name="P10"><text:span text:style-name="T11">“</text:span><text:span text:style-name="T12">We’re committed to the justice profession, those who dedicate their careers to it, and the communities they serve. We support all three by helping agencies be more effective and efficient, advocating for data-driven decision making, and providing the public with easy access to the information they need”.</text:span><text:s/>(Larson, Jeff and Angwin, Julia, 2017, 5th April).<text:span text:style-name="T13"><text:s text:c="2"/></text:span></text:p>
      <text:p text:style-name="P14"/>
      <text:p text:style-name="P15"/>
      <text:p text:style-name="P16">How does ProPublica make its claims and what are those claims?</text:p>
      <text:p text:style-name="P17"/>
      <text:p text:style-name="P18">ProPublica makes its claims by looking at classification statistics that did not consider the different base rates of recidivism of the whites and people of colour. The claims that ProPublica make is that there is a racial bias towards black people. This was before its rebranding of Northpointe into Equivalent. If computers could accurately predict which defendants were likely to commit new crimes. (<text:span text:style-name="T19">Angwin, J., Larson, J., Mattu, S., Kirchner, 5th April 2017)).</text:span><text:s/>The criminal justice system could easily be fair is one was to go about what crimes one commits and for how long it should be for the conviction. The only difficulty us that it is to make sure the computer gets it right. If it’s wrong in one direction, a dangerous criminal could go free. (<text:span text:style-name="T20">Angwin, J., Larson, J., Mattu, S., Kirchner, L, 5</text:span><text:span text:style-name="T21">TH</text:span><text:span text:style-name="T22"><text:s/>April,2017).</text:span><text:s/>If it’s wrong in another direction, it could result in someone unfairly receiving a harsher sentence or waiting longer for parole than is appropriate. (<text:span text:style-name="T23">Angwin, J., Larson, J., Mattu, S., Kirchner,5</text:span><text:span text:style-name="T24">th</text:span><text:span text:style-name="T25"><text:s/>April,2017).</text:span></text:p>
      <text:p text:style-name="P26"/>
      <text:p text:style-name="P27"><text:s/>What evidence do they use? How does Northpointe counter these claims?</text:p>
      <text:p text:style-name="P28"> The evidence, they displayed was that it lay in the algorithm’s mistakes. <text:s/>According to Larson, Jeff and Angwin, Julia. (2017)<text:s/><text:span text:style-name="T29">“Blacks are almost twice as likely as whites to be labelled a higher risk but not actually re-offend,” the team wrote. And COMPAS “makes the opposite mistake among whites: They are much more likely than blacks to be labelled lower-risk but go on to commit other crimes.”</text:span><text:s/>This clearly reveals that Northpointe had a bias that was unethical and manipulated court systems causing many possible false or overly strong convictions. Although one could believe that the courts and police who used said systems may be bias and prejudice themselves if said accusations were true. (Larson, Jeff and Angwin, Julia,2017).</text:p>
      <text:p text:style-name="P30"/>
      <text:p text:style-name="P31">Northpointe investigated ProPublica’s analysis, it was said that they believed that the program <text:span text:style-name="T32">correctly</text:span> predicted recidivism in both white and black defendants at similar rates.<text:s/><text:soft-page-break/>For all scores on COMPAS’s 10-point scale, white and black people are just similarly to re-offend as each other. (Equivent 2019 Practitioner’s Guide to COMPAS Core http://www.equivant.com/wp-content/uploads/Practitioners-Guide-toCOMPAS-Core-040419.pdf • Yong 2018). Others such as academics have noted that this debate can be made on one’s definition of fairness, and that it’s mathematically impossible to satisfy the standards set by both Northpointe and ProPublica.<text:s/></text:p>
      <text:p text:style-name="P33"/>
      <text:p text:style-name="P34">Is there are meaningful difference between Northpointe and Equivalent?</text:p>
      <text:p text:style-name="P35"/>
      <text:p text:style-name="P36">There seems to be a difference. The first point would be that thereafter the tests were completed after the article by ProPublica was released there was some refinements made such as there has been multiple studies conducted showing that algorithms can be used to positive effect in the criminal-justice system. According to ProPublica<text:span text:style-name="T37"><text:s/>“We’re not saying you shouldn’t use them,”<text:s/></text:span>says Farid etal. (2018<text:span text:style-name="T38">). “we’re saying you should understand them. You shouldn’t need people like us to say: This doesn’t work. You should have to prove that something works before hinging people’s lives on it.”<text:s/></text:span>This however has now been updated since thereafter their name change had their systems update regularly to make sure there is no bias as …”<text:span text:style-name="T39"><text:s/>Before we even get to fairness, we need to make sure that these tools are accurate to begin with,” adds Dressel. “If not, then they’re not fair to anyone</text:span>”. (Fraid et al 2018)</text:p>
      <text:p text:style-name="P40"/>
      <text:p text:style-name="P41"/>
      <text:p text:style-name="P42"><text:s/>What, if anything did the company do to improve predictions?</text:p>
      <text:p text:style-name="P43"><text:s/>They had conducted many qualitative tests to see if ProPublica’s opinions were true but found group’s accuracy rose to 67 percent if their answers were pooled. So thus, pooling increases the accuracy with reference to Jackson &amp; Mendoza (2020).<text:s/></text:p>
      <text:p text:style-name="P44"/>
      <text:p text:style-name="P45">conclusion</text:p>
      <text:p text:style-name="P46"/>
      <text:p text:style-name="P47">The problem with this is that it causes issues within trials and how it’s not one hundred percent accurate. I feel though if it is not perfectly accurate it shouldn’t be used or at least be disputed if used in court to make sure no one is put under false charges or worse convictions. There would be a need to do further research and work on the software before should be used without dispute. On top of this to do said research there may be a need to increase the budget and gain money to push further for more powerful and accurate software. One could set up a fundraiser. A = Assessment (COMPAS or other tool) I = Interpretation of the results P = Plan, create an action plan based on the information gathered I = Implement the plan E = Evaluate the results of the actions and outcomes. This idea could become more specific such as exploring all specific detail in their interpretations. The recidivism risk scale may need to be adjusted to raise up the accuracy. <text:s/>Overall, I believe that when data-driven decision making is used <text:s text:c="2"/>it should be one hundred percent accurate before full release and to be used as conclusive facts.</text:p>
      <text:p text:style-name="P48"/>
      <text:p text:style-name="P49"/>
      <text:p text:style-name="P50"/>
      <text:p text:style-name="P51"/>
      <text:p text:style-name="P52"/>
      <text:p text:style-name="P53"/>
      <text:p text:style-name="P54"/>
      <text:p text:style-name="P55"/>
      <text:p text:style-name="P56"/>
      <text:p text:style-name="P57">Bibliography<text:s/></text:p>
      <text:p text:style-name="Normal"><text:span text:style-name="T58">Angwin, J., Larson, J., Mattu, S., Kirchner, L. and May 23, 2016, P., 2021. </text:span><text:span text:style-name="T59">Machine Bias</text:span><text:span text:style-name="T60">. [online] ProPublica. Available at: &lt;https://www.propublica.org/article/machine-bias-risk-assessments-in-criminal-sentencing.</text:span></text:p>
      <text:p text:style-name="P61">Larson, Jeff and Angwin, Julia. (2016) Technical response to Northpointe. ProPublica. Accessed online: https://www.propublica.org/article/technical/response-tonorthpointe • Deiterch, William; Mendoza, Christina; and Brennan, Tim. (2016, July 8) COMPAS risk scales: Demonstrating Accuracy equity and predictive parity. [Report] Northpointe, Inc. Research Department. Accessed online: https://www.documentcloud.org/documents/2998391-ProPublicaCommentary-Final07061 6.html<text:s/></text:p>
      <text:p text:style-name="P62"><text:s/>Equivent (2019) Practitioner’s Guide to COMPAS Core http://www.equivant.com/wp-content/uploads/Practitioners-Guide-toCOMPAS-Core-040419.pdf • Yong (2018) A Popular Algorithm Is No Better at Predicting Crimes Than Random People<text:s/></text:p>
      <text:p text:style-name="P63">Dressel &amp; Farid (2018) The accuracy, fairness, and limits of predicting recidivism in Science Advances the Age of Secrecy and Unfairness in Recidivism Prediction<text:s/></text:p>
      <text:p text:style-name="Normal"><text:span text:style-name="T64">Prediction https://www.ncbi.nlm.nih.gov/pmc/articles/PMC5777393/ • Jackson &amp; Mendoza (2020) Setting the Record Straight: What the COMPAS Core Risk and Need Assessment Is and Is Not in MIT Press<text:s/></text:span><text:a xlink:href="https://hdsr.mitpress.mit.edu/pub/hzwo7ax4/release/4" office:target-frame-name="_top" xlink:show="replace"><text:span text:style-name="T65">https://hdsr.mitpress.mit.edu/pub/hzwo7ax4/release/4</text:span></text:a><text:span text:style-name="T66"><text:s/></text:span></text:p>
      <text:p text:style-name="P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IE"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m</meta:initial-creator>
    <dc:creator>Sam Breen</dc:creator>
    <meta:creation-date>2024-07-06T19:51:00Z</meta:creation-date>
    <dc:date>2024-07-06T19:51:00Z</dc:date>
    <meta:template xlink:href="Normal" xlink:type="simple"/>
    <meta:editing-cycles>2</meta:editing-cycles>
    <meta:editing-duration>PT60S</meta:editing-duration>
    <meta:document-statistic meta:page-count="3" meta:paragraph-count="15" meta:word-count="1160" meta:character-count="7763" meta:row-count="55" meta:non-whitespace-character-count="6618"/>
  </office:meta>
</office:document-meta>
</file>